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06pt solid #000000"/>
    </style:style>
    <style:style style:name="ce2" style:family="table-cell" style:parent-style-name="Default">
      <style:table-cell-properties fo:background-color="#b3b3b3" fo:border="0.06pt solid #000000"/>
      <style:text-properties style:font-name="Arial" style:font-name-asian="Arial Unicode MS" style:font-name-complex="Tahoma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/>
          <table:table-cell>
            <draw:frame table:end-cell-address="Hoja1.L25" table:end-x="2.063cm" table:end-y="0.076cm" draw:z-index="0" draw:style-name="gr1" svg:width="15.563cm" svg:height="10.327cm" svg:x="0.047cm" svg:y="0.392cm">
              <draw:object draw:notify-on-update-of-ranges="Hoja1.B3:Hoja1.B10 Hoja1.D2:Hoja1.D2 Hoja1.D3:Hoja1.D10 Hoja1.C2:Hoja1.C2 Hoja1.C3:Hoja1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ce1" office:value-type="string">
            <text:p>Sprint</text:p>
          </table:table-cell>
          <table:table-cell table:style-name="ce1" office:value-type="string">
            <text:p>Planificado</text:p>
          </table:table-cell>
          <table:table-cell table:style-name="ce1" office:value-type="string">
            <text:p>Hecho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Día 1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>
            <text:p>Día 2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ía 3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ía 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ía 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ía 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ía 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 Arnaiz Gonzalez</meta:initial-creator>
    <meta:creation-date>2010-05-10T17:01:58.40</meta:creation-date>
    <dc:date>2014-07-10T09:41:22</dc:date>
    <dc:creator>rodrigo.manjon </dc:creator>
    <meta:editing-duration>PT3H29M1S</meta:editing-duration>
    <meta:editing-cycles>6</meta:editing-cycles>
    <meta:generator>LibreOffice/3.5$Linux_X86_64 LibreOffice_project/350m1$Build-2</meta:generator>
    <meta:document-statistic meta:table-count="3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64cm" svg:height="10.328cm" xlink:href=".." xlink:type="simple" chart:class="chart:line" chart:style-name="ch1">
        <chart:legend chart:legend-position="end" svg:x="12.876cm" svg:y="4.695cm" style:legend-expansion="high" chart:style-name="ch2"/>
        <chart:plot-area chart:style-name="ch3" table:cell-range-address="Hoja1.B2:Hoja1.D10" chart:data-source-has-labels="both" svg:x="1.322cm" svg:y="0.959cm" svg:width="10.932cm" svg:height="8.182cm">
          <chartooo:coordinate-region svg:x="1.891cm" svg:y="1.119cm" svg:width="10.363cm" svg:height="7.454cm"/>
          <chart:axis chart:dimension="x" chart:name="primary-x" chart:style-name="ch4" chartooo:axis-type="text">
            <chart:title svg:x="6.307cm" svg:y="9.347cm" chart:style-name="ch5">
              <text:p>Sprint</text:p>
            </chart:title>
            <chart:categories table:cell-range-address="Hoja1.B3:Hoja1.B10"/>
          </chart:axis>
          <chart:axis chart:dimension="y" chart:name="primary-y" chart:style-name="ch4">
            <chart:title svg:x="0.451cm" svg:y="6.642cm" chart:style-name="ch6">
              <text:p>puntos de estimacion</text:p>
            </chart:title>
            <chart:grid chart:style-name="ch7" chart:class="major"/>
          </chart:axis>
          <chart:series chart:style-name="ch8" chart:values-cell-range-address="Hoja1.D3:Hoja1.D10" chart:label-cell-address="Hoja1.D2:Hoja1.D2" chart:class="chart:line">
            <chart:data-point chart:repeated="8"/>
          </chart:series>
          <chart:series chart:style-name="ch9" chart:values-cell-range-address="Hoja1.C3:Hoja1.C10" chart:label-cell-address="Hoja1.C2:Hoja1.C2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cho</text:p>
                <draw:g>
                  <svg:desc>Hoja1.D2:Hoja1.D2</svg:desc>
                </draw:g>
              </table:table-cell>
              <table:table-cell office:value-type="string">
                <text:p>Planificado</text:p>
                <draw:g>
                  <svg:desc>Hoja1.C2:Hoja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ía 1</text:p>
                <draw:g>
                  <svg:desc>Hoja1.B3:Hoja1.B10</svg:desc>
                </draw:g>
              </table:table-cell>
              <table:table-cell office:value-type="float" office:value="50">
                <text:p>50</text:p>
                <draw:g>
                  <svg:desc>Hoja1.D3:Hoja1.D10</svg:desc>
                </draw:g>
              </table:table-cell>
              <table:table-cell office:value-type="float" office:value="60">
                <text:p>60</text:p>
                <draw:g>
                  <svg:desc>Hoja1.C3:Hoja1.C10</svg:desc>
                </draw:g>
              </table:table-cell>
            </table:table-row>
            <table:table-row>
              <table:table-cell office:value-type="string">
                <text:p>Día 2</text:p>
              </table:table-cell>
              <table:table-cell office:value-type="float" office:value="39">
                <text:p>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Día 3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Día 4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Día 5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ía 6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ía 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